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f4e2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4e2d" officeooo:paragraph-rsid="001f4e2d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4e2d" officeooo:paragraph-rsid="001f4e2d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f4e2d" officeooo:paragraph-rsid="001f4e2d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1f4e2d" officeooo:paragraph-rsid="001f4e2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22da6" officeooo:paragraph-rsid="00222da6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officeooo:paragraph-rsid="0020d73a"/>
    </style:style>
    <style:style style:name="P8" style:family="paragraph" style:parent-style-name="Standard">
      <style:paragraph-properties fo:text-align="start" style:justify-single-word="false"/>
      <style:text-properties officeooo:paragraph-rsid="0020d73a"/>
    </style:style>
    <style:style style:name="P9" style:family="paragraph" style:parent-style-name="Standard">
      <style:paragraph-properties fo:text-align="start" style:justify-single-word="false"/>
      <style:text-properties officeooo:rsid="00248706" officeooo:paragraph-rsid="00248706"/>
    </style:style>
    <style:style style:name="P10" style:family="paragraph" style:parent-style-name="Standard" style:list-style-name="L3">
      <style:paragraph-properties fo:text-align="start" style:justify-single-word="false"/>
      <style:text-properties officeooo:rsid="00248706" officeooo:paragraph-rsid="00248706"/>
    </style:style>
    <style:style style:name="P11" style:family="paragraph" style:parent-style-name="Standard" style:list-style-name="L3">
      <style:paragraph-properties fo:text-align="start" style:justify-single-word="false"/>
      <style:text-properties officeooo:rsid="00248706" officeooo:paragraph-rsid="002af902"/>
    </style:style>
    <style:style style:name="T1" style:family="text">
      <style:text-properties officeooo:rsid="0020a57a"/>
    </style:style>
    <style:style style:name="T2" style:family="text">
      <style:text-properties fo:language="pt" fo:country="PT"/>
    </style:style>
    <style:style style:name="T3" style:family="text">
      <style:text-properties fo:language="pt" fo:country="PT" officeooo:rsid="0020a57a"/>
    </style:style>
    <style:style style:name="T4" style:family="text">
      <style:text-properties fo:language="pt" fo:country="PT" officeooo:rsid="0020d73a"/>
    </style:style>
    <style:style style:name="T5" style:family="text">
      <style:text-properties fo:font-size="12pt" style:text-underline-style="none" fo:font-weight="normal" officeooo:rsid="001f4e2d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20a57a" style:font-size-asian="10.5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222da6" style:font-size-asian="10.5pt" style:font-weight-asian="normal" style:font-size-complex="12pt" style:font-weight-complex="normal"/>
    </style:style>
    <style:style style:name="T8" style:family="text">
      <style:text-properties officeooo:rsid="0025d6bf"/>
    </style:style>
    <style:style style:name="T9" style:family="text">
      <style:text-properties officeooo:rsid="003209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so de DOTNETCORE</text:p>
      <text:p text:style-name="P1"/>
      <text:p text:style-name="P2">Instalação e configuração:</text:p>
      <text:p text:style-name="P2"/>
      <text:list xml:id="list2781913899" text:style-name="L1">
        <text:list-item>
          <text:p text:style-name="P4"><text:a xlink:type="simple" xlink:href="https://docs.microsoft.com/pt-br/dotnet/core/install/linux-package-manager-ubuntu-1904" text:style-name="Internet_20_link" text:visited-style-name="Visited_20_Internet_20_Link">https://docs.microsoft.com/pt-br/dotnet/core/install/linux-package-manager-ubuntu-1904</text:a>;</text:p>
        </text:list-item>
        <text:list-item>
          <text:p text:style-name="P4"><text:a xlink:type="simple" xlink:href="https://medium.com/danielpadua/vscode-asp-net-core-preparar-ambiente-de-desenvolvimento-adf30cefea07" text:style-name="Internet_20_link" text:visited-style-name="Visited_20_Internet_20_Link">https://medium.com/danielpadua/vscode-asp-net-core-preparar-ambiente-de-desenvolvimento-adf30cefea07</text:a>;</text:p>
        </text:list-item>
      </text:list>
      <text:p text:style-name="P3"/>
      <text:p text:style-name="P3">Primeiros comandos:</text:p>
      <text:p text:style-name="P3"/>
      <text:list xml:id="list312919089" text:style-name="L2">
        <text:list-item>
          <text:p text:style-name="P5">dotnet new console – <text:span text:style-name="T1">Cria uma aplicação do tipo console;</text:span></text:p>
        </text:list-item>
        <text:list-item>
          <text:p text:style-name="P7"><text:span text:style-name="T5">dotnet restore – </text:span><text:span text:style-name="T6">O comando restore </text:span><text:span text:style-name="T2">expande toda a árvore de dependências e determina quais versões d</text:span><text:span text:style-name="T3">e</text:span><text:span text:style-name="T2"> cada pacote para instalar. </text:span><text:span text:style-name="T4">Executamos esse comando sempre antes buildar ou executar nossa aplicação;</text:span></text:p>
        </text:list-item>
        <text:list-item>
          <text:p text:style-name="P7"><text:span text:style-name="T4">dotnet new web – Cria uma aplicação em ASP NET CORE;</text:span></text:p>
        </text:list-item>
      </text:list>
      <text:p text:style-name="P8"><text:span text:style-name="T4"/></text:p>
      <text:p text:style-name="P9"><text:span text:style-name="T4">E</text:span><text:span text:style-name="T2">strutura de uma aplicação:</text:span></text:p>
      <text:p text:style-name="P9"><text:span text:style-name="T2"/></text:p>
      <text:list xml:id="list4097868976" text:style-name="L3">
        <text:list-item>
          <text:p text:style-name="P10">Program.cs – <text:span text:style-name="T9">Classe que inicia o web server da aplicação (O kestrel)</text:span>;</text:p>
        </text:list-item>
        <text:list-item>
          <text:p text:style-name="P10">Startup.cs – <text:span text:style-name="T8">Essa classe é usada pelo ASPNET para definir como as requests web serão tratadas, logo, é ela que inicia a aplicação web em si;</text:span></text:p>
        </text:list-item>
        <text:list-item>
          <text:p text:style-name="P11">Arquivo .csproj - <text:span text:style-name="T7">Os arquivos com a extensão csproj são os arquivos que fazem uma descrição do nosso projeto;</text:span></text:p>
        </text:list-item>
      </text:list>
      <text:list xml:id="list90643130157866" text:continue-list="list312919089" text:style-name="L2">
        <text:list-header>
          <text:p text:style-name="P7"><text:span text:style-name="T4"><text:s/></text:span></text:p>
        </text:list-header>
      </text:list>
      <text:p text:style-name="P6"/>
      <text:p text:style-name="P6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08:33:26.007267498</meta:creation-date>
    <dc:date>2020-02-13T09:06:35.615134228</dc:date>
    <meta:editing-duration>PT33M5S</meta:editing-duration>
    <meta:editing-cycles>10</meta:editing-cycles>
    <meta:generator>LibreOffice/6.0.6.2$Linux_X86_64 LibreOffice_project/00m0$Build-2</meta:generator>
    <meta:document-statistic meta:table-count="0" meta:image-count="0" meta:object-count="0" meta:page-count="1" meta:paragraph-count="13" meta:word-count="127" meta:character-count="917" meta:non-whitespace-character-count="805"/>
  </office:meta>
</office:document-meta>
</file>